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JetbrainsMono Nerd Font" svg:font-family="'JetbrainsMono Nerd Font', 'Maple Mono', monospace,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3">
      <style:paragraph-properties fo:margin-top="0cm" fo:margin-bottom="0.353cm" style:contextual-spacing="false"/>
    </style:style>
    <style:style style:name="P2" style:family="paragraph" style:parent-style-name="Text_20_body">
      <style:paragraph-properties fo:margin-top="0cm" fo:margin-bottom="0.353cm" style:contextual-spacing="false"/>
    </style:style>
    <style:style style:name="P3" style:family="paragraph" style:parent-style-name="Horizontal_20_Line">
      <style:paragraph-properties fo:margin-top="0cm" fo:margin-bottom="0.353cm" style:contextual-spacing="false"/>
    </style:style>
    <style:style style:name="P4" style:family="paragraph" style:parent-style-name="Heading_20_2">
      <style:paragraph-properties fo:margin-top="0cm" fo:margin-bottom="0.353cm" style:contextual-spacing="false"/>
    </style:style>
    <style:style style:name="P5" style:family="paragraph" style:parent-style-name="Text_20_body" style:list-style-name="L1">
      <style:paragraph-properties fo:margin-top="0cm" fo:margin-bottom="0.353cm" style:contextual-spacing="false"/>
    </style:style>
    <style:style style:name="P6" style:family="paragraph" style:parent-style-name="Preformatted_20_Text">
      <style:paragraph-properties fo:margin-left="0cm" fo:margin-right="0cm" fo:margin-top="0cm" fo:margin-bottom="0.353cm" style:contextual-spacing="false" fo:text-indent="0cm" style:auto-text-indent="false" style:writing-mode="lr-tb"/>
    </style:style>
    <style:style style:name="P7" style:family="paragraph" style:parent-style-name="Preformatted_20_Text">
      <style:paragraph-properties fo:margin-top="0cm" fo:margin-bottom="0.353cm" style:contextual-spacing="false" style:writing-mode="lr-tb"/>
    </style:style>
    <style:style style:name="P8" style:family="paragraph" style:parent-style-name="Text_20_body" style:list-style-name="L2">
      <style:paragraph-properties fo:margin-top="0cm" fo:margin-bottom="0.353cm" style:contextual-spacing="false"/>
    </style:style>
    <style:style style:name="P9" style:family="paragraph" style:parent-style-name="Text_20_body" style:list-style-name="L3">
      <style:paragraph-properties fo:margin-top="0cm" fo:margin-bottom="0.353cm" style:contextual-spacing="false"/>
    </style:style>
    <style:style style:name="P10" style:family="paragraph" style:parent-style-name="Text_20_body" style:list-style-name="L4">
      <style:paragraph-properties fo:margin-top="0cm" fo:margin-bottom="0.353cm" style:contextual-spacing="false"/>
    </style:style>
    <style:style style:name="P11" style:family="paragraph" style:parent-style-name="Text_20_body" style:list-style-name="L5">
      <style:paragraph-properties fo:margin-top="0cm" fo:margin-bottom="0.353cm" style:contextual-spacing="false"/>
    </style:style>
    <style:style style:name="P12" style:family="paragraph" style:parent-style-name="Text_20_body" style:list-style-name="L6">
      <style:paragraph-properties fo:margin-top="0cm" fo:margin-bottom="0.353cm" style:contextual-spacing="false"/>
    </style:style>
    <style:style style:name="P13" style:family="paragraph" style:parent-style-name="Standard">
      <style:paragraph-properties fo:margin-left="0cm" fo:margin-right="0cm" fo:margin-top="0cm" fo:margin-bottom="0.353cm" style:contextual-spacing="false" fo:text-indent="0cm" style:auto-text-indent="false" style:writing-mode="lr-tb"/>
    </style:style>
    <style:style style:name="P14" style:family="paragraph" style:parent-style-name="Standard">
      <style:paragraph-properties fo:margin-top="0cm" fo:margin-bottom="0cm" style:contextual-spacing="false" style:line-height-at-least="0.423cm"/>
      <style:text-properties fo:color="#d4d4d4" loext:opacity="100%" style:font-name="JetbrainsMono Nerd Font" fo:font-size="9pt" fo:font-weight="normal" fo:background-color="#0000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Programming in C – Project Report</text:span></text:h>
      <text:h text:style-name="P1" text:outline-level="3"><text:span text:style-name="Strong_20_Emphasis">University of Petroleum and Energy Studies</text:span></text:h>
      <text:p text:style-name="P2"><text:span text:style-name="Strong_20_Emphasis">Instructor:</text:span> Dr. Tanu Singh<text:line-break/><text:span text:style-name="Strong_20_Emphasis">Student:</text:span> Vaibhav Singh<text:line-break/><text:span text:style-name="Strong_20_Emphasis">SAP ID:</text:span> 590025376<text:line-break/><text:span text:style-name="Strong_20_Emphasis">Project Title:</text:span> Network Speed Monitoring System<text:line-break/><text:span text:style-name="Strong_20_Emphasis">Date:</text:span> December 2025</text:p>
      <text:p text:style-name="P3"/>
      <text:h text:style-name="P4" text:outline-level="2"><text:span text:style-name="Strong_20_Emphasis">Abstract</text:span></text:h>
      <text:p text:style-name="P2">This project presents a command-line network speed monitoring system written in C for Linux. It measures real-time internet upload and download speed by reading network interface statistics from the <text:span text:style-name="Source_20_Text">/proc/net/dev</text:span> file. The program samples byte transfer data every second for ten seconds, calculates network throughput in Mbps, and displays a visual ASCII graph representing the network speed over time. This project demonstrates concepts of system programming, Linux file system interaction, data computation, loops, arrays, and formatted terminal visualization.</text:p>
      <text:p text:style-name="P3"/>
      <text:h text:style-name="P4" text:outline-level="2"><text:span text:style-name="Strong_20_Emphasis">Problem Definition</text:span></text:h>
      <text:p text:style-name="P2">Most commonly used graphical network monitoring tools show averaged or delayed data and do not allow lightweight monitoring from the terminal. Developers, network engineers, researchers, and students working on performance analysis often need real-time command-line based network monitoring without using external GUI applications.<text:line-break/>This project provides a simple, resource-light solution that displays real-time bandwidth usage numerically and visually through a dynamic ASCII bar graph.</text:p>
      <text:p text:style-name="P3"/>
      <text:h text:style-name="P4" text:outline-level="2"><text:span text:style-name="Strong_20_Emphasis">System Design</text:span></text:h>
      <text:h text:style-name="P1" text:outline-level="3"><text:span text:style-name="Strong_20_Emphasis">Working Principle</text:span></text:h>
      <text:list text:style-name="L1">
        <text:list-item>
          <text:p text:style-name="P5">The program reads received (<text:span text:style-name="Source_20_Text">rx</text:span>) and transmitted (<text:span text:style-name="Source_20_Text">tx</text:span>) network bytes of a selected network interface from <text:span text:style-name="Source_20_Text">/proc/net/dev</text:span>.</text:p>
        </text:list-item>
        <text:list-item>
          <text:p text:style-name="P5"><text:soft-page-break/>It takes an initial sample, waits one second, takes another sample, and calculates the difference.</text:p>
        </text:list-item>
        <text:list-item>
          <text:p text:style-name="P5">The difference is converted into bits-per-second and then displayed in Mbps.</text:p>
        </text:list-item>
        <text:list-item>
          <text:p text:style-name="P5">A bar graph visual representation is printed for each second.</text:p>
        </text:list-item>
        <text:list-item>
          <text:p text:style-name="P5">The program records speeds for ten seconds and calculates the average.</text:p>
        </text:list-item>
      </text:list>
      <text:p text:style-name="P3"/>
      <text:h text:style-name="P4" text:outline-level="2"><text:span text:style-name="Strong_20_Emphasis">Flowchart</text:span></text:h>
      <text:p text:style-name="P6"><text:span text:style-name="Source_20_Text"><text:s text:c="3"/>┌──────────────┐</text:span></text:p>
      <text:p text:style-name="P7"><text:span text:style-name="Source_20_Text"><text:s text:c="3"/>│ <text:s text:c="3"/>START <text:s text:c="4"/>│</text:span></text:p>
      <text:p text:style-name="P7"><text:span text:style-name="Source_20_Text"><text:s text:c="3"/>└──────┬───────┘</text:span></text:p>
      <text:p text:style-name="P7"><text:span text:style-name="Source_20_Text"><text:s text:c="10"/>│</text:span></text:p>
      <text:p text:style-name="P7"><text:span text:style-name="Source_20_Text"><text:s text:c="3"/>┌──────▼───────┐</text:span></text:p>
      <text:p text:style-name="P7"><text:span text:style-name="Source_20_Text"><text:s text:c="3"/>│ Enter iface <text:s/>│</text:span></text:p>
      <text:p text:style-name="P7"><text:span text:style-name="Source_20_Text"><text:s text:c="3"/>└──────┬───────┘</text:span></text:p>
      <text:p text:style-name="P7"><text:span text:style-name="Source_20_Text"><text:s text:c="10"/>│</text:span></text:p>
      <text:p text:style-name="P7"><text:span text:style-name="Source_20_Text"><text:s text:c="3"/>┌──────▼────────────┐</text:span></text:p>
      <text:p text:style-name="P7"><text:span text:style-name="Source_20_Text"><text:s text:c="3"/>│ Read initial RX TX│</text:span></text:p>
      <text:p text:style-name="P7"><text:span text:style-name="Source_20_Text"><text:s text:c="3"/>└──────┬────────────┘</text:span></text:p>
      <text:p text:style-name="P7"><text:span text:style-name="Source_20_Text"><text:s text:c="10"/>│</text:span></text:p>
      <text:p text:style-name="P7"><text:span text:style-name="Source_20_Text"><text:s text:c="3"/>┌──────▼───────┐</text:span></text:p>
      <text:p text:style-name="P7"><text:span text:style-name="Source_20_Text"><text:s text:c="3"/>│ Loop 10 sec <text:s/>│</text:span></text:p>
      <text:p text:style-name="P7"><text:span text:style-name="Source_20_Text"><text:s text:c="3"/>└──────┬───────┘</text:span></text:p>
      <text:p text:style-name="P7"><text:span text:style-name="Source_20_Text"><text:s text:c="10"/>│</text:span></text:p>
      <text:p text:style-name="P7"><text:span text:style-name="Source_20_Text"><text:s text:c="3"/>┌──────▼─────────────────────────────┐</text:span></text:p>
      <text:p text:style-name="P7"><text:span text:style-name="Source_20_Text"><text:s text:c="3"/>│ Sleep 1s, Read RX TX, Calc Mbps <text:s text:c="3"/>│</text:span></text:p>
      <text:p text:style-name="P7"><text:span text:style-name="Source_20_Text"><text:s text:c="3"/>│ Display ASCII speed bar <text:s text:c="11"/>│</text:span></text:p>
      <text:p text:style-name="P7"><text:span text:style-name="Source_20_Text"><text:s text:c="3"/>└──────┬─────────────────────────────┘</text:span></text:p>
      <text:p text:style-name="P7"><text:soft-page-break/><text:span text:style-name="Source_20_Text"><text:s text:c="10"/>│</text:span></text:p>
      <text:p text:style-name="P7"><text:span text:style-name="Source_20_Text"><text:s text:c="3"/>┌──────▼───────┐</text:span></text:p>
      <text:p text:style-name="P7"><text:span text:style-name="Source_20_Text"><text:s text:c="3"/>│ Compute Avg <text:s/>│</text:span></text:p>
      <text:p text:style-name="P7"><text:span text:style-name="Source_20_Text"><text:s text:c="3"/>└──────┬───────┘</text:span></text:p>
      <text:p text:style-name="P7"><text:span text:style-name="Source_20_Text"><text:s text:c="10"/>│</text:span></text:p>
      <text:p text:style-name="P7"><text:span text:style-name="Source_20_Text"><text:s text:c="3"/>┌──────▼──────┐</text:span></text:p>
      <text:p text:style-name="P7"><text:span text:style-name="Source_20_Text"><text:s text:c="3"/>│ <text:s text:c="2"/>Display <text:s text:c="2"/>│</text:span></text:p>
      <text:p text:style-name="P7"><text:span text:style-name="Source_20_Text"><text:s text:c="3"/>└──────┬──────┘</text:span></text:p>
      <text:p text:style-name="P7"><text:span text:style-name="Source_20_Text"><text:s text:c="10"/>│</text:span></text:p>
      <text:p text:style-name="P7"><text:span text:style-name="Source_20_Text"><text:s text:c="5"/>┌────▼───────┐</text:span></text:p>
      <text:p text:style-name="P7"><text:span text:style-name="Source_20_Text"><text:s text:c="5"/>│ <text:s text:c="3"/>END <text:s text:c="4"/>│</text:span></text:p>
      <text:p text:style-name="P7"><text:span text:style-name="Source_20_Text"><text:s text:c="5"/>└────────────┘</text:span></text:p>
      <text:p text:style-name="P3"/>
      <text:h text:style-name="P4" text:outline-level="2"><text:span text:style-name="Strong_20_Emphasis">Algorithm</text:span></text:h>
      <text:list text:style-name="L2">
        <text:list-item>
          <text:p text:style-name="P8">Start</text:p>
        </text:list-item>
        <text:list-item>
          <text:p text:style-name="P8">Ask the user to input interface name (e.g., <text:span text:style-name="Source_20_Text">eth0</text:span>, <text:span text:style-name="Source_20_Text">wlan0</text:span>, <text:span text:style-name="Source_20_Text">enp3s0</text:span>)</text:p>
        </text:list-item>
        <text:list-item>
          <text:p text:style-name="P8">Read initial RX and TX values from <text:span text:style-name="Source_20_Text">/proc/net/dev</text:span></text:p>
        </text:list-item>
        <text:list-item>
          <text:p text:style-name="P8">For <text:span text:style-name="Source_20_Text">i = 1 to 10</text:span>:</text:p>
          <text:list>
            <text:list-item>
              <text:p text:style-name="P8">Wait 1 second</text:p>
            </text:list-item>
            <text:list-item>
              <text:p text:style-name="P8">Read RX and TX again</text:p>
            </text:list-item>
            <text:list-item>
              <text:p text:style-name="P8">Compute difference between current and previous</text:p>
            </text:list-item>
            <text:list-item>
              <text:p text:style-name="P8">Convert to Mbps</text:p>
            </text:list-item>
            <text:list-item>
              <text:p text:style-name="P8">Display time, Mbps, and ASCII graph bar</text:p>
            </text:list-item>
          </text:list>
        </text:list-item>
        <text:list-item>
          <text:p text:style-name="P8">Compute the average Mbps</text:p>
        </text:list-item>
        <text:list-item>
          <text:p text:style-name="P8">Display the average and exit</text:p>
        </text:list-item>
        <text:list-item>
          <text:p text:style-name="P8">Stop</text:p>
        </text:list-item>
      </text:list>
      <text:p text:style-name="P3"><text:soft-page-break/></text:p>
      <text:h text:style-name="P4" text:outline-level="2"><text:span text:style-name="Strong_20_Emphasis">Implementation Details</text:span></text:h>
      <text:list text:style-name="L3">
        <text:list-item>
          <text:p text:style-name="P9">Programming language: C</text:p>
        </text:list-item>
        <text:list-item>
          <text:p text:style-name="P9">Operating system: Linux</text:p>
        </text:list-item>
        <text:list-item>
          <text:p text:style-name="P9">IDE / Editor: VS Code</text:p>
        </text:list-item>
        <text:list-item>
          <text:p text:style-name="P9">Input source: <text:span text:style-name="Source_20_Text">/proc/net/dev</text:span></text:p>
        </text:list-item>
        <text:list-item>
          <text:p text:style-name="P9">Key programming concepts used:</text:p>
          <text:list>
            <text:list-item>
              <text:p text:style-name="P9">File parsing</text:p>
            </text:list-item>
            <text:list-item>
              <text:p text:style-name="P9">Loops and conditional statements</text:p>
            </text:list-item>
            <text:list-item>
              <text:p text:style-name="P9">Numeric calculations and arrays</text:p>
            </text:list-item>
            <text:list-item>
              <text:p text:style-name="P9">Terminal ASCII visualization</text:p>
            </text:list-item>
          </text:list>
        </text:list-item>
        <text:list-item>
          <text:p text:style-name="P9">Output format: Console bar graph</text:p>
        </text:list-item>
      </text:list>
      <text:p text:style-name="P3"/>
      <text:h text:style-name="P4" text:outline-level="2"><text:span text:style-name="Strong_20_Emphasis">Testing &amp; Results</text:span></text:h>
      <text:list text:style-name="L4">
        <text:list-item>
          <text:p text:style-name="P10">Tested on <text:span text:style-name="Source_20_Text">wlp3s0</text:span> Wi-Fi and <text:span text:style-name="Source_20_Text">enp2s0</text:span> Ethernet interfaces</text:p>
        </text:list-item>
        <text:list-item>
          <text:p text:style-name="P10">Verified speed changes dynamically when downloading files or streaming video</text:p>
        </text:list-item>
        <text:list-item>
          <text:p text:style-name="P10">Bar graph successfully visualizes real-time throughput variations</text:p>
        </text:list-item>
        <text:list-item>
          <text:p text:style-name="P10">Average calculated correctly from all samples</text:p>
        </text:list-item>
      </text:list>
      <text:p text:style-name="P2">Sample output format:</text:p>
      <text:p text:style-name="P6"><text:span text:style-name="Source_20_Text">t = <text:s/>1s | <text:s/>12.53 Mbps | ############</text:span></text:p>
      <text:p text:style-name="P7"><text:span text:style-name="Source_20_Text">t = <text:s/>2s | <text:s text:c="2"/>8.21 Mbps | ########</text:span></text:p>
      <text:p text:style-name="P7"><text:span text:style-name="Source_20_Text">t = <text:s/>3s | <text:s/>17.02 Mbps | #################</text:span></text:p>
      <text:p text:style-name="P7"><text:span text:style-name="Source_20_Text">Average speed over 10 seconds: 11.42 Mbps</text:span></text:p>
      <text:p text:style-name="P3"/>
      <text:h text:style-name="P4" text:outline-level="2"><text:soft-page-break/><text:span text:style-name="Strong_20_Emphasis">Conclusion</text:span></text:h>
      <text:p text:style-name="P2">The Network Speed Monitoring System successfully displays real-time bandwidth usage using C and Linux system interfaces. It offers a lightweight and educational alternative to GUI-based tools and demonstrates practical system programming concepts.<text:line-break/>Future enhancements may include:</text:p>
      <text:list text:style-name="L5">
        <text:list-item>
          <text:p text:style-name="P11">Continuous monitoring until pressing <text:span text:style-name="Source_20_Text">q</text:span></text:p>
        </text:list-item>
        <text:list-item>
          <text:p text:style-name="P11">ncurses-based real-time UI display</text:p>
        </text:list-item>
        <text:list-item>
          <text:p text:style-name="P11">Separate upload/download graphing</text:p>
        </text:list-item>
        <text:list-item>
          <text:p text:style-name="P11">User-configurable sample duration</text:p>
        </text:list-item>
      </text:list>
      <text:p text:style-name="P3"/>
      <text:h text:style-name="P4" text:outline-level="2"><text:span text:style-name="Strong_20_Emphasis">References</text:span></text:h>
      <text:list text:style-name="L6">
        <text:list-item>
          <text:p text:style-name="P12">Linux <text:span text:style-name="Source_20_Text">/proc</text:span> filesystem documentation</text:p>
        </text:list-item>
        <text:list-item>
          <text:p text:style-name="P12">GNU GCC compiler documentation</text:p>
        </text:list-item>
        <text:list-item>
          <text:p text:style-name="P12">System programming tutorials for C</text:p>
        </text:list-item>
      </text:list>
      <text:p text:style-name="P3"/>
      <text:h text:style-name="P4" text:outline-level="2"><text:span text:style-name="Strong_20_Emphasis">Appendix – Source Code</text:span></text:h>
      <text:p text:style-name="P13">// netspeed_graph.c</text:p>
      <text:p text:style-name="P13">// Live ASCII graph of network speed on Linux using /proc/net/dev</text:p>
      <text:p text:style-name="P13">// Samples every 1 second for 10 seconds and prints a bar graph.</text:p>
      <text:p text:style-name="P13">//</text:p>
      <text:p text:style-name="P13">// Compile: g++ netspeed_graph.c -o netspeed_graph</text:p>
      <text:p text:style-name="P13">// Run: <text:s text:c="4"/>./netspeed_graph</text:p>
      <text:p text:style-name="P13"/>
      <text:p text:style-name="P13">#include &lt;stdio.h&gt;</text:p>
      <text:p text:style-name="P13"><text:soft-page-break/>#include &lt;stdlib.h&gt;</text:p>
      <text:p text:style-name="P13">#include &lt;string.h&gt;</text:p>
      <text:p text:style-name="P13">#include &lt;unistd.h&gt;</text:p>
      <text:p text:style-name="P13"/>
      <text:p text:style-name="P13">#define TOTAL_TIME 10 <text:s text:c="6"/>// total duration in seconds</text:p>
      <text:p text:style-name="P13">#define SAMPLE_INTERVAL 1 <text:s text:c="2"/>// sample every 1 second</text:p>
      <text:p text:style-name="P13">#define MAX_BAR_WIDTH 50 <text:s text:c="3"/>// characters in graph bar</text:p>
      <text:p text:style-name="P13"/>
      <text:p text:style-name="P13">// Read network bytes for a given interface</text:p>
      <text:p text:style-name="P13">int read_bytes(const char *iface, unsigned long long *rx, unsigned long long *tx) {</text:p>
      <text:p text:style-name="P13"><text:s text:c="4"/>FILE *fp = fopen("/proc/net/dev", "r");</text:p>
      <text:p text:style-name="P13"><text:s text:c="4"/>if (!fp) {</text:p>
      <text:p text:style-name="P13"><text:s text:c="8"/>perror("Error opening /proc/net/dev");</text:p>
      <text:p text:style-name="P13"><text:s text:c="8"/>return -1;</text:p>
      <text:p text:style-name="P13"><text:s text:c="4"/>}</text:p>
      <text:p text:style-name="P13"/>
      <text:p text:style-name="P13"><text:s text:c="4"/>char line[256];</text:p>
      <text:p text:style-name="P13"><text:s text:c="4"/>*rx = *tx = 0;</text:p>
      <text:p text:style-name="P13"/>
      <text:p text:style-name="P13"><text:s text:c="4"/>while (fgets(line, sizeof(line), fp)) {</text:p>
      <text:p text:style-name="P13"><text:s text:c="8"/>// Look for the interface name followed by ":" to avoid partial matches</text:p>
      <text:p text:style-name="P13"><text:s text:c="8"/>char *pos = strstr(line, iface);</text:p>
      <text:p text:style-name="P13"><text:s text:c="8"/>if (pos &amp;&amp; pos == line + strspn(line, " ")) { // interface at start (ignoring spaces)</text:p>
      <text:p text:style-name="P13"><text:s text:c="12"/>// Format in /proc/net/dev:</text:p>
      <text:p text:style-name="P13"><text:soft-page-break/><text:s text:c="12"/>// Inter-| <text:s text:c="2"/>Receive <text:s text:c="47"/>| <text:s/>Transmit</text:p>
      <text:p text:style-name="P13"><text:s text:c="12"/>// <text:s/>face |bytes packets errs drop fifo frame compressed multicast|bytes packets errs drop fifo colls carrier compressed</text:p>
      <text:p text:style-name="P13"><text:s text:c="12"/>char iface_name[32];</text:p>
      <text:p text:style-name="P13"><text:s text:c="12"/>unsigned long long rbytes, rpackets, rerrs, rdrop, rfifo, rframe, rcompressed, rmulticast;</text:p>
      <text:p text:style-name="P13"><text:s text:c="12"/>unsigned long long tbytes, tpackets, terrs, tdrop, tfifo, tcolls, tcarrier, tcompressed;</text:p>
      <text:p text:style-name="P13"/>
      <text:p text:style-name="P13"><text:s text:c="12"/>int n = sscanf(line,</text:p>
      <text:p text:style-name="P13"><text:s text:c="27"/>" %[^:]: %llu %llu %llu %llu %llu %llu %llu %llu %llu %llu %llu %llu %llu %llu %llu",</text:p>
      <text:p text:style-name="P13"><text:s text:c="27"/>iface_name,</text:p>
      <text:p text:style-name="P13"><text:s text:c="27"/>&amp;rbytes, &amp;rpackets, &amp;rerrs, &amp;rdrop, &amp;rfifo, &amp;rframe, &amp;rcompressed, &amp;rmulticast,</text:p>
      <text:p text:style-name="P13"><text:s text:c="27"/>&amp;tbytes, &amp;tpackets, &amp;terrs, &amp;tdrop, &amp;tfifo, &amp;tcolls, &amp;tcarrier, &amp;tcompressed);</text:p>
      <text:p text:style-name="P13"/>
      <text:p text:style-name="P13"><text:s text:c="12"/>if (n &gt;= 10) { // we at least got rbytes and tbytes</text:p>
      <text:p text:style-name="P13"><text:s text:c="16"/>*rx = rbytes;</text:p>
      <text:p text:style-name="P13"><text:s text:c="16"/>*tx = tbytes;</text:p>
      <text:p text:style-name="P13"><text:s text:c="16"/>fclose(fp);</text:p>
      <text:p text:style-name="P13"><text:s text:c="16"/>return 0;</text:p>
      <text:p text:style-name="P13"><text:s text:c="12"/>}</text:p>
      <text:p text:style-name="P13"><text:s text:c="8"/>}</text:p>
      <text:p text:style-name="P13"><text:s text:c="4"/>}</text:p>
      <text:p text:style-name="P13"><text:soft-page-break/></text:p>
      <text:p text:style-name="P13"><text:s text:c="4"/>fclose(fp);</text:p>
      <text:p text:style-name="P13"><text:s text:c="4"/>return -1;</text:p>
      <text:p text:style-name="P13">}</text:p>
      <text:p text:style-name="P13"/>
      <text:p text:style-name="P13">// Draw a horizontal bar for a given Mbps value</text:p>
      <text:p text:style-name="P13">void draw_bar(double mbps) {</text:p>
      <text:p text:style-name="P13"><text:s text:c="4"/>// Simple scaling: 1 Mbps -&gt; 1 char (you can tweak)</text:p>
      <text:p text:style-name="P13"><text:s text:c="4"/>int width = (int)mbps;</text:p>
      <text:p text:style-name="P13"><text:s text:c="4"/>if (width &gt; MAX_BAR_WIDTH) width = MAX_BAR_WIDTH;</text:p>
      <text:p text:style-name="P13"><text:s text:c="4"/>if (width &lt; 0) width = 0;</text:p>
      <text:p text:style-name="P13"/>
      <text:p text:style-name="P13"><text:s text:c="4"/>for (int i = 0; i &lt; width; i++) {</text:p>
      <text:p text:style-name="P13"><text:s text:c="8"/>putchar('#');</text:p>
      <text:p text:style-name="P13"><text:s text:c="4"/>}</text:p>
      <text:p text:style-name="P13"><text:s text:c="4"/>putchar('\n');</text:p>
      <text:p text:style-name="P13">}</text:p>
      <text:p text:style-name="P13"/>
      <text:p text:style-name="P13">int main() {</text:p>
      <text:p text:style-name="P13"><text:s text:c="4"/>char iface[32];</text:p>
      <text:p text:style-name="P13"><text:s text:c="4"/>printf("Enter network interface (e.g. eth0, wlan0, enp3s0): ");</text:p>
      <text:p text:style-name="P13"><text:s text:c="4"/>if (scanf("%31s", iface) != 1) {</text:p>
      <text:p text:style-name="P13"><text:s text:c="8"/>printf("Invalid input.\n");</text:p>
      <text:p text:style-name="P13"><text:s text:c="8"/>return 1;</text:p>
      <text:p text:style-name="P13"><text:soft-page-break/><text:s text:c="4"/>}</text:p>
      <text:p text:style-name="P13"/>
      <text:p text:style-name="P13"><text:s text:c="4"/>unsigned long long prev_rx, prev_tx, cur_rx, cur_tx;</text:p>
      <text:p text:style-name="P13"/>
      <text:p text:style-name="P13"><text:s text:c="4"/>if (read_bytes(iface, &amp;prev_rx, &amp;prev_tx) != 0) {</text:p>
      <text:p text:style-name="P13"><text:s text:c="8"/>printf("Interface '%s' not found or error reading /proc/net/dev.\n", iface);</text:p>
      <text:p text:style-name="P13"><text:s text:c="8"/>return 1;</text:p>
      <text:p text:style-name="P13"><text:s text:c="4"/>}</text:p>
      <text:p text:style-name="P13"/>
      <text:p text:style-name="P13"><text:s text:c="4"/>int samples = TOTAL_TIME / SAMPLE_INTERVAL;</text:p>
      <text:p text:style-name="P13"><text:s text:c="4"/>double speeds[samples];</text:p>
      <text:p text:style-name="P13"><text:s text:c="4"/>double sum_mbps = 0.0;</text:p>
      <text:p text:style-name="P13"/>
      <text:p text:style-name="P13"><text:s text:c="4"/>printf("\nMeasuring for %d seconds...\n", TOTAL_TIME);</text:p>
      <text:p text:style-name="P13"><text:s text:c="4"/>printf("Each '#' is ~1 Mbps (capped at %d chars)\n\n", MAX_BAR_WIDTH);</text:p>
      <text:p text:style-name="P13"/>
      <text:p text:style-name="P13"><text:s text:c="4"/>for (int i = 0; i &lt; samples; i++) {</text:p>
      <text:p text:style-name="P13"><text:s text:c="8"/>sleep(SAMPLE_INTERVAL);</text:p>
      <text:p text:style-name="P13"/>
      <text:p text:style-name="P13"><text:s text:c="8"/>if (read_bytes(iface, &amp;cur_rx, &amp;cur_tx) != 0) {</text:p>
      <text:p text:style-name="P13"><text:s text:c="12"/>printf("Error: failed to read /proc/net/dev during sampling.\n");</text:p>
      <text:p text:style-name="P13"><text:s text:c="12"/>return 1;</text:p>
      <text:p text:style-name="P13"><text:s text:c="8"/>}</text:p>
      <text:p text:style-name="P13"/>
      <text:p text:style-name="P13"><text:soft-page-break/><text:s text:c="8"/>unsigned long long rxdiff = (cur_rx &gt;= prev_rx) ? (cur_rx - prev_rx) : 0;</text:p>
      <text:p text:style-name="P13"><text:s text:c="8"/>unsigned long long txdiff = (cur_tx &gt;= prev_tx) ? (cur_tx - prev_tx) : 0;</text:p>
      <text:p text:style-name="P13"/>
      <text:p text:style-name="P13"><text:s text:c="8"/>prev_rx = cur_rx;</text:p>
      <text:p text:style-name="P13"><text:s text:c="8"/>prev_tx = cur_tx;</text:p>
      <text:p text:style-name="P13"/>
      <text:p text:style-name="P13"><text:s text:c="8"/>double interval = (double)SAMPLE_INTERVAL;</text:p>
      <text:p text:style-name="P13"><text:s text:c="8"/>double total_bits = (double)(rxdiff + txdiff) * 8.0;</text:p>
      <text:p text:style-name="P13"><text:s text:c="8"/>double mbps = total_bits / (interval * 1000000.0);</text:p>
      <text:p text:style-name="P13"/>
      <text:p text:style-name="P13"><text:s text:c="8"/>speeds[i] = mbps;</text:p>
      <text:p text:style-name="P13"><text:s text:c="8"/>sum_mbps += mbps;</text:p>
      <text:p text:style-name="P13"/>
      <text:p text:style-name="P13"><text:s text:c="8"/>printf("t = %2ds | %7.2f Mbps | ", (i + 1) * SAMPLE_INTERVAL, mbps);</text:p>
      <text:p text:style-name="P13"><text:s text:c="8"/>draw_bar(mbps);</text:p>
      <text:p text:style-name="P13"><text:s text:c="4"/>}</text:p>
      <text:p text:style-name="P13"/>
      <text:p text:style-name="P13"><text:s text:c="4"/>double avg_mbps = sum_mbps / samples;</text:p>
      <text:p text:style-name="P13"><text:s text:c="4"/>printf("\nAverage speed over %d seconds: %.2f Mbps\n", TOTAL_TIME, avg_mbps);</text:p>
      <text:p text:style-name="P13"/>
      <text:p text:style-name="P13"><text:s text:c="4"/>return 0;</text:p>
      <text:p text:style-name="P13">}</text:p>
      <text:p text:style-name="P14"/>
      <text:p text:style-name="P6"><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JetbrainsMono Nerd Font" svg:font-family="'JetbrainsMono Nerd Font', 'Maple Mono', monospace,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2</meta:editing-cycles>
    <meta:creation-date>2013-12-23T23:15:00</meta:creation-date>
    <dc:date>2025-12-03T10:16:19.402893155</dc:date>
    <meta:editing-duration>PT6M5S</meta:editing-duration>
    <meta:generator>LibreOffice/25.8.2.2$Linux_X86_64 LibreOffice_project/f7b0e4385108b95c134599502a7bccf0a41925c8</meta:generator>
    <meta:document-statistic meta:table-count="0" meta:image-count="0" meta:object-count="0" meta:page-count="10" meta:paragraph-count="190" meta:word-count="1106" meta:character-count="8030" meta:non-whitespace-character-count="6255"/>
    <meta:user-defined meta:name="AppVersion">14.0000</meta:user-defined>
    <meta:template xlink:type="simple" xlink:actuate="onRequest" xlink:title="Normal.dotm" xlink:href=""/>
  </office:meta>
</office:document-meta>
</file>